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x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athetic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ing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st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2:22:16.792657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1T22:25:07.073504498</dc:date>
    <meta:editing-duration>PT1H16M26S</meta:editing-duration>
    <meta:editing-cycles>70</meta:editing-cycles>
    <meta:generator>LibreOffice/4.2.8.2$Linux_X86_64 LibreOffice_project/420m0$Build-2</meta:generator>
    <meta:document-statistic meta:table-count="1" meta:cell-count="3654" meta:object-count="0"/>
  </office:meta>
</office:document-meta>
</file>